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c80a" officeooo:paragraph-rsid="0019c80a"/>
    </style:style>
    <style:style style:name="P2" style:family="paragraph" style:parent-style-name="Standard">
      <style:text-properties style:font-name="Arial" officeooo:rsid="0019c80a" officeooo:paragraph-rsid="001b7b8e"/>
    </style:style>
    <style:style style:name="P3" style:family="paragraph" style:parent-style-name="Standard">
      <style:text-properties style:font-name="Arial" officeooo:rsid="001b7b8e" officeooo:paragraph-rsid="001b7b8e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officeooo:paragraph-rsid="001b7b8e"/>
    </style:style>
    <style:style style:name="P6" style:family="paragraph" style:parent-style-name="Standard">
      <style:text-properties style:font-name="Arial" fo:font-weight="bold" officeooo:rsid="0019c80a" officeooo:paragraph-rsid="0019c80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b7b8e" officeooo:paragraph-rsid="001b7b8e" style:font-weight-asian="bold" style:font-weight-complex="bold"/>
    </style:style>
    <style:style style:name="P8" style:family="paragraph" style:parent-style-name="Standard">
      <style:text-properties style:font-name="Arial" officeooo:rsid="001c7a36" officeooo:paragraph-rsid="001c7a36"/>
    </style:style>
    <style:style style:name="P9" style:family="paragraph" style:parent-style-name="Standard">
      <style:text-properties style:font-name="Arial" officeooo:paragraph-rsid="001c7a36"/>
    </style:style>
    <style:style style:name="T1" style:family="text">
      <style:text-properties officeooo:rsid="0019c80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b7b8e"/>
    </style:style>
    <style:style style:name="T4" style:family="text">
      <style:text-properties style:text-position="sub 58%" officeooo:rsid="001c7a36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b7b8e"/>
    </style:style>
    <style:style style:name="T7" style:family="text">
      <style:text-properties style:text-position="0% 100%" officeooo:rsid="001c7a36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weight="bold" officeooo:rsid="001c7a36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1b7b8e"/>
    </style:style>
    <style:style style:name="T12" style:family="text">
      <style:text-properties style:text-position="super 58%" officeooo:rsid="001c7a36"/>
    </style:style>
    <style:style style:name="T13" style:family="text">
      <style:text-properties officeooo:rsid="001b7b8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c2f8c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pic – 15<text:line-break/>Electric Forces and Fields</text:p>
      <text:p text:style-name="P6"/>
      <text:p text:style-name="P6">Electric Forces (F<text:span text:style-name="T2">e</text:span><text:span text:style-name="T5">)</text:span></text:p>
      <text:p text:style-name="P1"/>
      <text:p text:style-name="P1"><text:tab/>F<text:span text:style-name="T2">e</text:span><text:span text:style-name="T5"> = k</text:span><text:span text:style-name="T2">e</text:span><text:span text:style-name="T5"><draw:frame draw:style-name="fr1" draw:name="Object1" text:anchor-type="as-char" svg:y="-0.2701in" svg:width="0.5299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tab/></text:p>
      <text:p text:style-name="P1"><text:tab/>k<text:span text:style-name="T2">e </text:span><text:span text:style-name="T5">= Coulomb Constant</text:span></text:p>
      <text:p text:style-name="P1"><text:tab/>k<text:span text:style-name="T2">e </text:span><text:span text:style-name="T5">= 8.9 x 10</text:span><text:span text:style-name="T10">9</text:span><text:span text:style-name="T5"> Nm</text:span><text:span text:style-name="T10">-2</text:span><text:span text:style-name="T5">C</text:span><text:span text:style-name="T10">-2</text:span></text:p>
      <text:p text:style-name="P1"><text:tab/>r = distance</text:p>
      <text:p text:style-name="P1"><text:tab/>q<text:span text:style-name="T2">p </text:span><text:span text:style-name="T5"><text:s/>= Charge of Proton</text:span></text:p>
      <text:p text:style-name="P1"><text:tab/><text:span text:style-name="T13">q</text:span><text:span text:style-name="T3">e </text:span><text:span text:style-name="T6"><text:s/>= Charge of Electron</text:span></text:p>
      <text:p text:style-name="P2"><text:tab/></text:p>
      <text:p text:style-name="P2"><text:tab/>q<text:span text:style-name="T2">p </text:span><text:span text:style-name="T5"><text:s/>= </text:span><text:span text:style-name="T13">q</text:span><text:span text:style-name="T3">e </text:span><text:span text:style-name="T6"><text:s/>= <text:s/>1.6 x 10</text:span><text:span text:style-name="T11">-19</text:span></text:p>
      <text:p text:style-name="P2"><text:span text:style-name="T11"/></text:p>
      <text:p text:style-name="P8"><text:span text:style-name="T11"><text:tab/></text:span><text:span text:style-name="T5">SI Units : </text:span><text:span text:style-name="T8">Newton (N)</text:span></text:p>
      <text:p text:style-name="P2"><text:tab/></text:p>
      <text:p text:style-name="P1"><text:tab/></text:p>
      <text:p text:style-name="P6">Gravitation Forces (F<text:span text:style-name="T2">g</text:span><text:span text:style-name="T5">)</text:span></text:p>
      <text:p text:style-name="P6"/>
      <text:p text:style-name="P1"><text:tab/>F<text:span text:style-name="T2">g </text:span><text:span text:style-name="T5">= G </text:span><text:span text:style-name="T5"><draw:frame draw:style-name="fr1" draw:name="Object2" text:anchor-type="as-char" svg:y="-0.2689in" svg:width="0.4874in" svg:height="0.4417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/>
      <text:p text:style-name="P1"><text:tab/><text:span text:style-name="T13">G = Gravitation </text:span></text:p>
      <text:p text:style-name="P3"><text:tab/>G = 6.67 x 10<text:span text:style-name="T10">-11</text:span><text:span text:style-name="T5"> Nm</text:span><text:span text:style-name="T10">2</text:span><text:span text:style-name="T5">kg</text:span><text:span text:style-name="T10">-2</text:span></text:p>
      <text:p text:style-name="P4"><text:span text:style-name="T1"><text:tab/></text:span><text:span text:style-name="T13">m</text:span><text:span text:style-name="T3">e </text:span><text:span text:style-name="T6">= mass of electron</text:span></text:p>
      <text:p text:style-name="P4"><text:span text:style-name="T6"><text:tab/>m</text:span><text:span text:style-name="T3">p</text:span><text:span text:style-name="T6"> = mass of proton</text:span></text:p>
      <text:p text:style-name="P5"><text:span text:style-name="T6"><text:tab/>m</text:span><text:span text:style-name="T3">e </text:span><text:span text:style-name="T6">= 9.11 x 10</text:span><text:span text:style-name="T11">-31</text:span><text:span text:style-name="T6"> kg</text:span></text:p>
      <text:p text:style-name="P5"><text:span text:style-name="T6"><text:tab/>m</text:span><text:span text:style-name="T3">p</text:span><text:span text:style-name="T6"> = 1.67 x 10</text:span><text:span text:style-name="T11">-27</text:span><text:span text:style-name="T6"> kg</text:span></text:p>
      <text:p text:style-name="P5"><text:span text:style-name="T6"/></text:p>
      <text:p text:style-name="P9"><text:span text:style-name="T6"><text:tab/></text:span><text:span text:style-name="T7">SI Units : </text:span><text:span text:style-name="T9">Newton (N)</text:span></text:p>
      <text:p text:style-name="P9"><text:span text:style-name="T9"/></text:p>
      <text:p text:style-name="P3"><text:span text:style-name="T5">Notes Formula</text:span></text:p>
      <text:p text:style-name="P3"/>
      <text:p text:style-name="P5"><text:span text:style-name="T13">- Newton Second Law </text:span><text:span text:style-name="T15">(F = ma)</text:span></text:p>
      <text:p text:style-name="P5"><text:span text:style-name="T6"/></text:p>
      <text:p text:style-name="P5"><text:span text:style-name="T6"/></text:p>
      <text:p text:style-name="P5"><text:span text:style-name="T6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22:46:29.638016041</meta:creation-date>
    <dc:date>2023-06-29T23:30:40.291930530</dc:date>
    <meta:editing-duration>PT23M48S</meta:editing-duration>
    <meta:editing-cycles>2</meta:editing-cycles>
    <meta:generator>LibreOffice/7.3.7.2$Linux_X86_64 LibreOffice_project/30$Build-2</meta:generator>
    <meta:document-statistic meta:table-count="0" meta:image-count="0" meta:object-count="2" meta:page-count="1" meta:paragraph-count="26" meta:word-count="98" meta:character-count="443" meta:non-whitespace-character-count="337"/>
  </office:meta>
</office:document-meta>
</file>

<file path=Object 1/content.xml><?xml version="1.0" encoding="utf-8"?>
<math xmlns="http://www.w3.org/1998/Math/MathML" display="block">
  <semantics>
    <mfrac>
      <mrow>
        <mrow>
          <mo fence="true" form="prefix" stretchy="true">|</mo>
          <mrow>
            <msub>
              <mi>q</mi>
              <mi>e</mi>
            </msub>
          </mrow>
          <mo fence="true" form="postfix" stretchy="true">|</mo>
        </mrow>
        <mrow>
          <mo fence="true" form="prefix" stretchy="true">|</mo>
          <mrow>
            <msub>
              <mi>q</mi>
              <mi>p</mi>
            </msub>
          </mrow>
          <mo fence="true" form="postfix" stretchy="true">|</mo>
        </mrow>
      </mrow>
      <msup>
        <mi>r</mi>
        <mn>2</mn>
      </msup>
    </mfrac>
    <annotation encoding="StarMath 5.0"> {abs{q_{e}} abs{q_{p}}} over r^{2

}  </annotation>
  </semantics>
</math>
</file>

<file path=Object 2/content.xml><?xml version="1.0" encoding="utf-8"?>
<math xmlns="http://www.w3.org/1998/Math/MathML" display="block">
  <semantics>
    <mfrac>
      <mrow>
        <msub>
          <mi>m</mi>
          <mi>e</mi>
        </msub>
        <msub>
          <mi>m</mi>
          <mi>p</mi>
        </msub>
      </mrow>
      <msup>
        <mi>r</mi>
        <mn>2</mn>
      </msup>
    </mfrac>
    <annotation encoding="StarMath 5.0">{m_e m_p} over r^2</annotation>
  </semantics>
</math>
</file>